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61cm" fo:min-width="1.36cm" fo:padding-top="0.15cm" fo:padding-bottom="0.15cm" fo:padding-left="0.275cm" fo:padding-right="0.275cm" style:protect="siz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74cm" fo:min-width="0.724cm" fo:padding-top="0.15cm" fo:padding-bottom="0.15cm" fo:padding-left="0.275cm" fo:padding-right="0.275cm" style:protect="siz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0.65cm" fo:padding-top="0.15cm" fo:padding-bottom="0.15cm" fo:padding-left="0.275cm" fo:padding-right="0.275cm" style:protect="siz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064cm" fo:min-width="5.814cm" fo:padding-top="0.15cm" fo:padding-bottom="0.15cm" fo:padding-left="0.275cm" fo:padding-right="0.275cm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2cm" fo:min-width="1.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2.2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2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25.1cm" svg:y="1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25.144cm" svg:y="1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.3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75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1.161cm" svg:y="1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4.456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899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1.256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.37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4.46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9.859cm" svg:y="8.4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6.8cm" svg:y="8.3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3.8cm" svg:y="8.3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12.8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2.608cm" svg:y="4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2.333cm" svg:y="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076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8.059cm" svg:y="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cm" svg:height="9cm" svg:x="18.776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407cm" svg:height="0.962cm" svg:x="2.066cm" svg:y="0.627cm">
          <draw:text-box>
            <text:p><text:span text:style-name="T1">Power</text:span></text:p>
          </draw:text-box>
        </draw:frame>
        <draw:frame draw:style-name="gr6" draw:text-style-name="P2" draw:layer="layout" svg:width="1.916cm" svg:height="0.962cm" svg:x="3.384cm" svg:y="6.66cm">
          <draw:text-box>
            <text:p><text:span text:style-name="T1">Hold</text:span></text:p>
          </draw:text-box>
        </draw:frame>
        <draw:frame draw:style-name="gr6" draw:text-style-name="P2" draw:layer="layout" svg:width="2.259cm" svg:height="0.962cm" svg:x="6.372cm" svg:y="6.639cm">
          <draw:text-box>
            <text:p><text:span text:style-name="T1">Creak</text:span></text:p>
          </draw:text-box>
        </draw:frame>
        <draw:frame draw:style-name="gr6" draw:text-style-name="P2" draw:layer="layout" svg:width="1.882cm" svg:height="0.962cm" svg:x="9.518cm" svg:y="6.638cm">
          <draw:text-box>
            <text:p><text:span text:style-name="T1">Sing</text:span></text:p>
          </draw:text-box>
        </draw:frame>
        <draw:frame draw:style-name="gr7" draw:text-style-name="P2" draw:layer="layout" svg:width="2.305cm" svg:height="2.022cm" svg:x="12.273cm" svg:y="6.66cm">
          <draw:text-box>
            <text:p><text:span text:style-name="T1">Shout</text:span></text:p>
          </draw:text-box>
        </draw:frame>
        <draw:frame draw:style-name="gr8" draw:text-style-name="P2" draw:layer="layout" svg:width="2.195cm" svg:height="0.962cm" svg:x="1.196cm" svg:y="12.061cm">
          <draw:text-box>
            <text:p><text:span text:style-name="T1">Fric 2</text:span></text:p>
          </draw:text-box>
        </draw:frame>
        <draw:frame draw:style-name="gr9" draw:text-style-name="P2" draw:layer="layout" svg:width="2.757cm" svg:height="1.208cm" svg:x="4.2cm" svg:y="12.036cm">
          <draw:text-box>
            <text:p><text:span text:style-name="T1">Fric 3</text:span></text:p>
          </draw:text-box>
        </draw:frame>
        <draw:frame draw:style-name="gr8" draw:text-style-name="P2" draw:layer="layout" svg:width="3.173cm" svg:height="0.962cm" svg:x="7.245cm" svg:y="12.061cm">
          <draw:text-box draw:corner-radius="0.082cm">
            <text:p><text:span text:style-name="T1">Destress</text:span></text:p>
          </draw:text-box>
        </draw:frame>
        <draw:frame draw:style-name="gr8" draw:text-style-name="P2" draw:layer="layout" svg:width="3.427cm" svg:height="0.962cm" svg:x="3.859cm" svg:y="16.178cm">
          <draw:text-box>
            <text:p><text:span text:style-name="T1">Aspirated</text:span></text:p>
          </draw:text-box>
        </draw:frame>
        <draw:frame draw:style-name="gr8" draw:text-style-name="P2" draw:layer="layout" svg:width="2.538cm" svg:height="0.962cm" svg:x="10.823cm" svg:y="16.152cm">
          <draw:text-box>
            <text:p><text:span text:style-name="T1">Voiced</text:span></text:p>
          </draw:text-box>
        </draw:frame>
        <draw:frame draw:style-name="gr10" draw:text-style-name="P2" draw:layer="layout" svg:width="2.6cm" svg:height="2.268cm" svg:x="15.2cm" svg:y="17.4cm">
          <draw:text-box draw:corner-radius="0.2cm">
            <text:p><text:span text:style-name="T1">&lt; F2 &gt;</text:span></text:p>
          </draw:text-box>
        </draw:frame>
        <draw:frame draw:style-name="gr11" draw:text-style-name="P2" draw:layer="layout" svg:width="1.243cm" svg:height="2.384cm" svg:x="13.85cm" svg:y="14.532cm">
          <draw:text-box>
            <text:p><text:span text:style-name="T1"><text:s/></text:span><text:span text:style-name="T1">^</text:span><text:span text:style-name="T1"><text:line-break/></text:span><text:span text:style-name="T1">F1</text:span><text:span text:style-name="T1"><text:line-break/></text:span><text:span text:style-name="T1"> v</text:span></text:p>
          </draw:text-box>
        </draw:frame>
        <draw:frame draw:style-name="gr8" draw:text-style-name="P2" draw:layer="layout" svg:width="2.056cm" svg:height="0.962cm" svg:x="20.295cm" svg:y="10.984cm">
          <draw:text-box draw:corner-radius="2.5cm">
            <text:p><text:span text:style-name="T1">Pitch</text:span></text:p>
          </draw:text-box>
        </draw:frame>
        <draw:frame draw:style-name="gr12" draw:text-style-name="P2" draw:layer="layout" svg:width="1.916cm" svg:height="0.962cm" svg:x="25.578cm" svg:y="11.005cm">
          <draw:text-box>
            <text:p><text:span text:style-name="T1">F3 Q</text:span></text:p>
          </draw:text-box>
        </draw:frame>
        <draw:frame draw:style-name="gr8" draw:text-style-name="P2" draw:layer="layout" svg:width="2.581cm" svg:height="0.962cm" svg:x="20.054cm" svg:y="15.684cm">
          <draw:text-box>
            <text:p><text:span text:style-name="T1">Larynx</text:span></text:p>
          </draw:text-box>
        </draw:frame>
        <draw:frame draw:style-name="gr8" draw:text-style-name="P2" draw:layer="layout" svg:width="2.796cm" svg:height="0.962cm" svg:x="25.004cm" svg:y="15.677cm">
          <draw:text-box>
            <text:p><text:span text:style-name="T1">F3 Freq</text:span></text:p>
          </draw:text-box>
        </draw:frame>
        <draw:frame draw:style-name="gr13" draw:text-style-name="P2" draw:layer="layout" svg:width="1.56cm" svg:height="0.962cm" svg:x="8.896cm" svg:y="1.6cm">
          <draw:text-box>
            <text:p><text:span text:style-name="T1">A</text:span></text:p>
          </draw:text-box>
        </draw:frame>
        <draw:frame draw:style-name="gr14" draw:text-style-name="P2" draw:layer="layout" svg:width="2.75cm" svg:height="0.962cm" svg:x="13.962cm" svg:y="1.6cm">
          <draw:text-box>
            <text:p><text:span text:style-name="T1">B</text:span></text:p>
          </draw:text-box>
        </draw:frame>
        <draw:frame draw:style-name="gr13" draw:text-style-name="P2" draw:layer="layout" svg:width="2.123cm" svg:height="0.962cm" svg:x="10.8cm" svg:y="1.6cm">
          <draw:text-box>
            <text:p><text:span text:style-name="T1">Level</text:span></text:p>
          </draw:text-box>
        </draw:frame>
        <draw:frame draw:style-name="gr8" draw:text-style-name="P2" draw:layer="layout" svg:width="2.437cm" svg:height="0.962cm" svg:x="11cm" svg:y="12.061cm">
          <draw:text-box draw:corner-radius="0.082cm">
            <text:p><text:span text:style-name="T1">St</text:span><text:span text:style-name="T1">re</text:span><text:span text:style-name="T1">ss</text:span></text:p>
          </draw:text-box>
        </draw:frame>
        <draw:frame draw:style-name="gr8" draw:text-style-name="P2" draw:layer="layout" svg:width="2.195cm" svg:height="0.962cm" svg:x="1.4cm" svg:y="16.2cm">
          <draw:text-box>
            <text:p><text:span text:style-name="T1">Fr</text:span><text:span text:style-name="T1">ic </text:span><text:span text:style-name="T1">1</text:span></text:p>
          </draw:text-box>
        </draw:frame>
        <draw:frame draw:style-name="gr8" draw:text-style-name="P2" draw:layer="layout" svg:width="2.191cm" svg:height="0.962cm" svg:x="7.609cm" svg:y="16.178cm">
          <draw:text-box draw:corner-radius="0.082cm">
            <text:p><text:span text:style-name="T1">N</text:span><text:span text:style-name="T1">as</text:span><text:span text:style-name="T1">al</text:span></text:p>
          </draw:text-box>
        </draw:frame>
        <draw:custom-shape draw:style-name="gr2" draw:text-style-name="P1" draw:layer="layout" svg:width="1.8cm" svg:height="1.8cm" svg:x="15.44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3:02:18.942189230</meta:creation-date>
    <dc:date>2020-05-17T11:21:30.690769142</dc:date>
    <meta:editing-duration>PT35M11S</meta:editing-duration>
    <meta:editing-cycles>9</meta:editing-cycles>
    <meta:generator>LibreOffice/6.3.5.2$Linux_X86_64 LibreOffice_project/30$Build-2</meta:generator>
    <meta:document-statistic meta:object-count="44"/>
  </office:meta>
</office:document-meta>
</file>